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untry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$139,100</text:p>
          </table:table-cell>
          <table:table-cell table:formula="of:=MID([.B2]; 2; LEN([.B2])-1)" office:value-type="string" office:string-value="139,100" calcext:value-type="string">
            <text:p>139,100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$115,700</text:p>
          </table:table-cell>
          <table:table-cell table:formula="of:=MID([.B3]; 2; LEN([.B3])-1)" office:value-type="string" office:string-value="115,700" calcext:value-type="string">
            <text:p>115,70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$115,700</text:p>
          </table:table-cell>
          <table:table-cell table:formula="of:=MID([.B4]; 2; LEN([.B4])-1)" office:value-type="string" office:string-value="115,700" calcext:value-type="string">
            <text:p>115,70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$106,000</text:p>
          </table:table-cell>
          <table:table-cell table:formula="of:=MID([.B5]; 2; LEN([.B5])-1)" office:value-type="string" office:string-value="106,000" calcext:value-type="string">
            <text:p>106,00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$102,500</text:p>
          </table:table-cell>
          <table:table-cell table:formula="of:=MID([.B6]; 2; LEN([.B6])-1)" office:value-type="string" office:string-value="102,500" calcext:value-type="string">
            <text:p>102,500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$92,900</text:p>
          </table:table-cell>
          <table:table-cell table:formula="of:=MID([.B7]; 2; LEN([.B7])-1)" office:value-type="string" office:string-value="92,900" calcext:value-type="string">
            <text:p>92,900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$84,600</text:p>
          </table:table-cell>
          <table:table-cell table:formula="of:=MID([.B8]; 2; LEN([.B8])-1)" office:value-type="string" office:string-value="84,600" calcext:value-type="string">
            <text:p>84,600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$80,300</text:p>
          </table:table-cell>
          <table:table-cell table:formula="of:=MID([.B9]; 2; LEN([.B9])-1)" office:value-type="string" office:string-value="80,300" calcext:value-type="string">
            <text:p>80,30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$71,000</text:p>
          </table:table-cell>
          <table:table-cell table:formula="of:=MID([.B10]; 2; LEN([.B10])-1)" office:value-type="string" office:string-value="71,000" calcext:value-type="string">
            <text:p>71,000</text:p>
          </table:table-cell>
        </table:table-row>
        <table:table-row table:style-name="ro1">
          <table:table-cell office:value-type="string" calcext:value-type="string">
            <text:p>Falkland Islands (Islas Malvinas)</text:p>
          </table:table-cell>
          <table:table-cell office:value-type="string" calcext:value-type="string">
            <text:p>$70,800</text:p>
          </table:table-cell>
          <table:table-cell table:formula="of:=MID([.B11]; 2; LEN([.B11])-1)" office:value-type="string" office:string-value="70,800" calcext:value-type="string">
            <text:p>70,800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$69,700</text:p>
          </table:table-cell>
          <table:table-cell table:formula="of:=MID([.B12]; 2; LEN([.B12])-1)" office:value-type="string" office:string-value="69,700" calcext:value-type="string">
            <text:p>69,700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$67,500</text:p>
          </table:table-cell>
          <table:table-cell table:formula="of:=MID([.B13]; 2; LEN([.B13])-1)" office:value-type="string" office:string-value="67,500" calcext:value-type="string">
            <text:p>67,50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$65,700</text:p>
          </table:table-cell>
          <table:table-cell table:formula="of:=MID([.B14]; 2; LEN([.B14])-1)" office:value-type="string" office:string-value="65,700" calcext:value-type="string">
            <text:p>65,7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$63,700</text:p>
          </table:table-cell>
          <table:table-cell table:formula="of:=MID([.B15]; 2; LEN([.B15])-1)" office:value-type="string" office:string-value="63,700" calcext:value-type="string">
            <text:p>63,700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$61,700</text:p>
          </table:table-cell>
          <table:table-cell table:formula="of:=MID([.B16]; 2; LEN([.B16])-1)" office:value-type="string" office:string-value="61,700" calcext:value-type="string">
            <text:p>61,700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$60,100</text:p>
          </table:table-cell>
          <table:table-cell table:formula="of:=MID([.B17]; 2; LEN([.B17])-1)" office:value-type="string" office:string-value="60,100" calcext:value-type="string">
            <text:p>60,10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$58,000</text:p>
          </table:table-cell>
          <table:table-cell table:formula="of:=MID([.B18]; 2; LEN([.B18])-1)" office:value-type="string" office:string-value="58,000" calcext:value-type="string">
            <text:p>58,00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$56,600</text:p>
          </table:table-cell>
          <table:table-cell table:formula="of:=MID([.B19]; 2; LEN([.B19])-1)" office:value-type="string" office:string-value="56,600" calcext:value-type="string">
            <text:p>56,6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$56,600</text:p>
          </table:table-cell>
          <table:table-cell table:formula="of:=MID([.B20]; 2; LEN([.B20])-1)" office:value-type="string" office:string-value="56,600" calcext:value-type="string">
            <text:p>56,600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$56,400</text:p>
          </table:table-cell>
          <table:table-cell table:formula="of:=MID([.B21]; 2; LEN([.B21])-1)" office:value-type="string" office:string-value="56,400" calcext:value-type="string">
            <text:p>56,400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$55,900</text:p>
          </table:table-cell>
          <table:table-cell table:formula="of:=MID([.B22]; 2; LEN([.B22])-1)" office:value-type="string" office:string-value="55,900" calcext:value-type="string">
            <text:p>55,900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string" calcext:value-type="string">
            <text:p>$55,200</text:p>
          </table:table-cell>
          <table:table-cell table:formula="of:=MID([.B23]; 2; LEN([.B23])-1)" office:value-type="string" office:string-value="55,200" calcext:value-type="string">
            <text:p>55,20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$54,100</text:p>
          </table:table-cell>
          <table:table-cell table:formula="of:=MID([.B24]; 2; LEN([.B24])-1)" office:value-type="string" office:string-value="54,100" calcext:value-type="string">
            <text:p>54,10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$53,600</text:p>
          </table:table-cell>
          <table:table-cell table:formula="of:=MID([.B25]; 2; LEN([.B25])-1)" office:value-type="string" office:string-value="53,600" calcext:value-type="string">
            <text:p>53,60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$53,600</text:p>
          </table:table-cell>
          <table:table-cell table:formula="of:=MID([.B26]; 2; LEN([.B26])-1)" office:value-type="string" office:string-value="53,600" calcext:value-type="string">
            <text:p>53,60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$53,200</text:p>
          </table:table-cell>
          <table:table-cell table:formula="of:=MID([.B27]; 2; LEN([.B27])-1)" office:value-type="string" office:string-value="53,200" calcext:value-type="string">
            <text:p>53,200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$52,500</text:p>
          </table:table-cell>
          <table:table-cell table:formula="of:=MID([.B28]; 2; LEN([.B28])-1)" office:value-type="string" office:string-value="52,500" calcext:value-type="string">
            <text:p>52,50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$51,700</text:p>
          </table:table-cell>
          <table:table-cell table:formula="of:=MID([.B29]; 2; LEN([.B29])-1)" office:value-type="string" office:string-value="51,700" calcext:value-type="string">
            <text:p>51,700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$49,900</text:p>
          </table:table-cell>
          <table:table-cell table:formula="of:=MID([.B30]; 2; LEN([.B30])-1)" office:value-type="string" office:string-value="49,900" calcext:value-type="string">
            <text:p>49,9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$49,800</text:p>
          </table:table-cell>
          <table:table-cell table:formula="of:=MID([.B31]; 2; LEN([.B31])-1)" office:value-type="string" office:string-value="49,800" calcext:value-type="string">
            <text:p>49,800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$49,400</text:p>
          </table:table-cell>
          <table:table-cell table:formula="of:=MID([.B32]; 2; LEN([.B32])-1)" office:value-type="string" office:string-value="49,400" calcext:value-type="string">
            <text:p>49,40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$48,800</text:p>
          </table:table-cell>
          <table:table-cell table:formula="of:=MID([.B33]; 2; LEN([.B33])-1)" office:value-type="string" office:string-value="48,800" calcext:value-type="string">
            <text:p>48,80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$47,900</text:p>
          </table:table-cell>
          <table:table-cell table:formula="of:=MID([.B34]; 2; LEN([.B34])-1)" office:value-type="string" office:string-value="47,900" calcext:value-type="string">
            <text:p>47,900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$46,200</text:p>
          </table:table-cell>
          <table:table-cell table:formula="of:=MID([.B35]; 2; LEN([.B35])-1)" office:value-type="string" office:string-value="46,200" calcext:value-type="string">
            <text:p>46,200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$45,400</text:p>
          </table:table-cell>
          <table:table-cell table:formula="of:=MID([.B36]; 2; LEN([.B36])-1)" office:value-type="string" office:string-value="45,400" calcext:value-type="string">
            <text:p>45,4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$45,000</text:p>
          </table:table-cell>
          <table:table-cell table:formula="of:=MID([.B37]; 2; LEN([.B37])-1)" office:value-type="string" office:string-value="45,000" calcext:value-type="string">
            <text:p>45,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$45,000</text:p>
          </table:table-cell>
          <table:table-cell table:formula="of:=MID([.B38]; 2; LEN([.B38])-1)" office:value-type="string" office:string-value="45,000" calcext:value-type="string">
            <text:p>45,000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$44,700</text:p>
          </table:table-cell>
          <table:table-cell table:formula="of:=MID([.B39]; 2; LEN([.B39])-1)" office:value-type="string" office:string-value="44,700" calcext:value-type="string">
            <text:p>44,70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$44,300</text:p>
          </table:table-cell>
          <table:table-cell table:formula="of:=MID([.B40]; 2; LEN([.B40])-1)" office:value-type="string" office:string-value="44,300" calcext:value-type="string">
            <text:p>44,300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string" calcext:value-type="string">
            <text:p>$44,200</text:p>
          </table:table-cell>
          <table:table-cell table:formula="of:=MID([.B41]; 2; LEN([.B41])-1)" office:value-type="string" office:string-value="44,200" calcext:value-type="string">
            <text:p>44,200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$43,900</text:p>
          </table:table-cell>
          <table:table-cell table:formula="of:=MID([.B42]; 2; LEN([.B42])-1)" office:value-type="string" office:string-value="43,900" calcext:value-type="string">
            <text:p>43,9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$42,900</text:p>
          </table:table-cell>
          <table:table-cell table:formula="of:=MID([.B43]; 2; LEN([.B43])-1)" office:value-type="string" office:string-value="42,900" calcext:value-type="string">
            <text:p>42,90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$41,900</text:p>
          </table:table-cell>
          <table:table-cell table:formula="of:=MID([.B44]; 2; LEN([.B44])-1)" office:value-type="string" office:string-value="41,900" calcext:value-type="string">
            <text:p>41,900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$41,800</text:p>
          </table:table-cell>
          <table:table-cell table:formula="of:=MID([.B45]; 2; LEN([.B45])-1)" office:value-type="string" office:string-value="41,800" calcext:value-type="string">
            <text:p>41,80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$41,700</text:p>
          </table:table-cell>
          <table:table-cell table:formula="of:=MID([.B46]; 2; LEN([.B46])-1)" office:value-type="string" office:string-value="41,700" calcext:value-type="string">
            <text:p>41,70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$40,800</text:p>
          </table:table-cell>
          <table:table-cell table:formula="of:=MID([.B47]; 2; LEN([.B47])-1)" office:value-type="string" office:string-value="40,800" calcext:value-type="string">
            <text:p>40,800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$40,700</text:p>
          </table:table-cell>
          <table:table-cell table:formula="of:=MID([.B48]; 2; LEN([.B48])-1)" office:value-type="string" office:string-value="40,700" calcext:value-type="string">
            <text:p>40,70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$40,000</text:p>
          </table:table-cell>
          <table:table-cell table:formula="of:=MID([.B49]; 2; LEN([.B49])-1)" office:value-type="string" office:string-value="40,000" calcext:value-type="string">
            <text:p>40,000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$40,000</text:p>
          </table:table-cell>
          <table:table-cell table:formula="of:=MID([.B50]; 2; LEN([.B50])-1)" office:value-type="string" office:string-value="40,000" calcext:value-type="string">
            <text:p>40,00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$39,400</text:p>
          </table:table-cell>
          <table:table-cell table:formula="of:=MID([.B51]; 2; LEN([.B51])-1)" office:value-type="string" office:string-value="39,400" calcext:value-type="string">
            <text:p>39,40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$39,300</text:p>
          </table:table-cell>
          <table:table-cell table:formula="of:=MID([.B52]; 2; LEN([.B52])-1)" office:value-type="string" office:string-value="39,300" calcext:value-type="string">
            <text:p>39,300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$38,900</text:p>
          </table:table-cell>
          <table:table-cell table:formula="of:=MID([.B53]; 2; LEN([.B53])-1)" office:value-type="string" office:string-value="38,900" calcext:value-type="string">
            <text:p>38,90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$38,700</text:p>
          </table:table-cell>
          <table:table-cell table:formula="of:=MID([.B54]; 2; LEN([.B54])-1)" office:value-type="string" office:string-value="38,700" calcext:value-type="string">
            <text:p>38,70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$37,900</text:p>
          </table:table-cell>
          <table:table-cell table:formula="of:=MID([.B55]; 2; LEN([.B55])-1)" office:value-type="string" office:string-value="37,900" calcext:value-type="string">
            <text:p>37,900</text:p>
          </table:table-cell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$37,000</text:p>
          </table:table-cell>
          <table:table-cell table:formula="of:=MID([.B56]; 2; LEN([.B56])-1)" office:value-type="string" office:string-value="37,000" calcext:value-type="string">
            <text:p>37,000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$35,600</text:p>
          </table:table-cell>
          <table:table-cell table:formula="of:=MID([.B57]; 2; LEN([.B57])-1)" office:value-type="string" office:string-value="35,600" calcext:value-type="string">
            <text:p>35,600</text:p>
          </table:table-cell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string" calcext:value-type="string">
            <text:p>$35,300</text:p>
          </table:table-cell>
          <table:table-cell table:formula="of:=MID([.B58]; 2; LEN([.B58])-1)" office:value-type="string" office:string-value="35,300" calcext:value-type="string">
            <text:p>35,30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$34,900</text:p>
          </table:table-cell>
          <table:table-cell table:formula="of:=MID([.B59]; 2; LEN([.B59])-1)" office:value-type="string" office:string-value="34,900" calcext:value-type="string">
            <text:p>34,900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$34,300</text:p>
          </table:table-cell>
          <table:table-cell table:formula="of:=MID([.B60]; 2; LEN([.B60])-1)" office:value-type="string" office:string-value="34,300" calcext:value-type="string">
            <text:p>34,300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string" calcext:value-type="string">
            <text:p>$34,200</text:p>
          </table:table-cell>
          <table:table-cell table:formula="of:=MID([.B61]; 2; LEN([.B61])-1)" office:value-type="string" office:string-value="34,200" calcext:value-type="string">
            <text:p>34,200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$34,000</text:p>
          </table:table-cell>
          <table:table-cell table:formula="of:=MID([.B62]; 2; LEN([.B62])-1)" office:value-type="string" office:string-value="34,000" calcext:value-type="string">
            <text:p>34,00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$33,700</text:p>
          </table:table-cell>
          <table:table-cell table:formula="of:=MID([.B63]; 2; LEN([.B63])-1)" office:value-type="string" office:string-value="33,700" calcext:value-type="string">
            <text:p>33,700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$33,600</text:p>
          </table:table-cell>
          <table:table-cell table:formula="of:=MID([.B64]; 2; LEN([.B64])-1)" office:value-type="string" office:string-value="33,600" calcext:value-type="string">
            <text:p>33,600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$32,600</text:p>
          </table:table-cell>
          <table:table-cell table:formula="of:=MID([.B65]; 2; LEN([.B65])-1)" office:value-type="string" office:string-value="32,600" calcext:value-type="string">
            <text:p>32,60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$32,100</text:p>
          </table:table-cell>
          <table:table-cell table:formula="of:=MID([.B66]; 2; LEN([.B66])-1)" office:value-type="string" office:string-value="32,100" calcext:value-type="string">
            <text:p>32,100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$31,900</text:p>
          </table:table-cell>
          <table:table-cell table:formula="of:=MID([.B67]; 2; LEN([.B67])-1)" office:value-type="string" office:string-value="31,900" calcext:value-type="string">
            <text:p>31,90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$31,600</text:p>
          </table:table-cell>
          <table:table-cell table:formula="of:=MID([.B68]; 2; LEN([.B68])-1)" office:value-type="string" office:string-value="31,600" calcext:value-type="string">
            <text:p>31,600</text:p>
          </table:table-cell>
        </table:table-row>
        <table:table-row table:style-name="ro1">
          <table:table-cell office:value-type="string" calcext:value-type="string">
            <text:p>Turkey (Turkiye)</text:p>
          </table:table-cell>
          <table:table-cell office:value-type="string" calcext:value-type="string">
            <text:p>$31,500</text:p>
          </table:table-cell>
          <table:table-cell table:formula="of:=MID([.B69]; 2; LEN([.B69])-1)" office:value-type="string" office:string-value="31,500" calcext:value-type="string">
            <text:p>31,500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$31,100</text:p>
          </table:table-cell>
          <table:table-cell table:formula="of:=MID([.B70]; 2; LEN([.B70])-1)" office:value-type="string" office:string-value="31,100" calcext:value-type="string">
            <text:p>31,10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$30,800</text:p>
          </table:table-cell>
          <table:table-cell table:formula="of:=MID([.B71]; 2; LEN([.B71])-1)" office:value-type="string" office:string-value="30,800" calcext:value-type="string">
            <text:p>30,800</text:p>
          </table:table-cell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string" calcext:value-type="string">
            <text:p>$30,200</text:p>
          </table:table-cell>
          <table:table-cell table:formula="of:=MID([.B72]; 2; LEN([.B72])-1)" office:value-type="string" office:string-value="30,200" calcext:value-type="string">
            <text:p>30,20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$29,500</text:p>
          </table:table-cell>
          <table:table-cell table:formula="of:=MID([.B73]; 2; LEN([.B73])-1)" office:value-type="string" office:string-value="29,500" calcext:value-type="string">
            <text:p>29,500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$29,100</text:p>
          </table:table-cell>
          <table:table-cell table:formula="of:=MID([.B74]; 2; LEN([.B74])-1)" office:value-type="string" office:string-value="29,100" calcext:value-type="string">
            <text:p>29,100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$29,000</text:p>
          </table:table-cell>
          <table:table-cell table:formula="of:=MID([.B75]; 2; LEN([.B75])-1)" office:value-type="string" office:string-value="29,000" calcext:value-type="string">
            <text:p>29,000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$28,800</text:p>
          </table:table-cell>
          <table:table-cell table:formula="of:=MID([.B76]; 2; LEN([.B76])-1)" office:value-type="string" office:string-value="28,800" calcext:value-type="string">
            <text:p>28,80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$28,000</text:p>
          </table:table-cell>
          <table:table-cell table:formula="of:=MID([.B77]; 2; LEN([.B77])-1)" office:value-type="string" office:string-value="28,000" calcext:value-type="string">
            <text:p>28,000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$26,500</text:p>
          </table:table-cell>
          <table:table-cell table:formula="of:=MID([.B78]; 2; LEN([.B78])-1)" office:value-type="string" office:string-value="26,500" calcext:value-type="string">
            <text:p>26,50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$26,300</text:p>
          </table:table-cell>
          <table:table-cell table:formula="of:=MID([.B79]; 2; LEN([.B79])-1)" office:value-type="string" office:string-value="26,300" calcext:value-type="string">
            <text:p>26,30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$26,100</text:p>
          </table:table-cell>
          <table:table-cell table:formula="of:=MID([.B80]; 2; LEN([.B80])-1)" office:value-type="string" office:string-value="26,100" calcext:value-type="string">
            <text:p>26,10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$25,400</text:p>
          </table:table-cell>
          <table:table-cell table:formula="of:=MID([.B81]; 2; LEN([.B81])-1)" office:value-type="string" office:string-value="25,400" calcext:value-type="string">
            <text:p>25,400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$24,500</text:p>
          </table:table-cell>
          <table:table-cell table:formula="of:=MID([.B82]; 2; LEN([.B82])-1)" office:value-type="string" office:string-value="24,500" calcext:value-type="string">
            <text:p>24,50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$24,400</text:p>
          </table:table-cell>
          <table:table-cell table:formula="of:=MID([.B83]; 2; LEN([.B83])-1)" office:value-type="string" office:string-value="24,400" calcext:value-type="string">
            <text:p>24,400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$23,000</text:p>
          </table:table-cell>
          <table:table-cell table:formula="of:=MID([.B84]; 2; LEN([.B84])-1)" office:value-type="string" office:string-value="23,000" calcext:value-type="string">
            <text:p>23,00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$22,800</text:p>
          </table:table-cell>
          <table:table-cell table:formula="of:=MID([.B85]; 2; LEN([.B85])-1)" office:value-type="string" office:string-value="22,800" calcext:value-type="string">
            <text:p>22,800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$22,000</text:p>
          </table:table-cell>
          <table:table-cell table:formula="of:=MID([.B86]; 2; LEN([.B86])-1)" office:value-type="string" office:string-value="22,000" calcext:value-type="string">
            <text:p>22,00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$21,900</text:p>
          </table:table-cell>
          <table:table-cell table:formula="of:=MID([.B87]; 2; LEN([.B87])-1)" office:value-type="string" office:string-value="21,900" calcext:value-type="string">
            <text:p>21,90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$21,500</text:p>
          </table:table-cell>
          <table:table-cell table:formula="of:=MID([.B88]; 2; LEN([.B88])-1)" office:value-type="string" office:string-value="21,500" calcext:value-type="string">
            <text:p>21,50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$21,200</text:p>
          </table:table-cell>
          <table:table-cell table:formula="of:=MID([.B89]; 2; LEN([.B89])-1)" office:value-type="string" office:string-value="21,200" calcext:value-type="string">
            <text:p>21,200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$21,000</text:p>
          </table:table-cell>
          <table:table-cell table:formula="of:=MID([.B90]; 2; LEN([.B90])-1)" office:value-type="string" office:string-value="21,000" calcext:value-type="string">
            <text:p>21,000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$20,800</text:p>
          </table:table-cell>
          <table:table-cell table:formula="of:=MID([.B91]; 2; LEN([.B91])-1)" office:value-type="string" office:string-value="20,800" calcext:value-type="string">
            <text:p>20,800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$20,600</text:p>
          </table:table-cell>
          <table:table-cell table:formula="of:=MID([.B92]; 2; LEN([.B92])-1)" office:value-type="string" office:string-value="20,600" calcext:value-type="string">
            <text:p>20,60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$19,800</text:p>
          </table:table-cell>
          <table:table-cell table:formula="of:=MID([.B93]; 2; LEN([.B93])-1)" office:value-type="string" office:string-value="19,800" calcext:value-type="string">
            <text:p>19,80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$19,800</text:p>
          </table:table-cell>
          <table:table-cell table:formula="of:=MID([.B94]; 2; LEN([.B94])-1)" office:value-type="string" office:string-value="19,800" calcext:value-type="string">
            <text:p>19,800</text:p>
          </table:table-cell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string" calcext:value-type="string">
            <text:p>$19,300</text:p>
          </table:table-cell>
          <table:table-cell table:formula="of:=MID([.B95]; 2; LEN([.B95])-1)" office:value-type="string" office:string-value="19,300" calcext:value-type="string">
            <text:p>19,30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$19,100</text:p>
          </table:table-cell>
          <table:table-cell table:formula="of:=MID([.B96]; 2; LEN([.B96])-1)" office:value-type="string" office:string-value="19,100" calcext:value-type="string">
            <text:p>19,100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$19,100</text:p>
          </table:table-cell>
          <table:table-cell table:formula="of:=MID([.B97]; 2; LEN([.B97])-1)" office:value-type="string" office:string-value="19,100" calcext:value-type="string">
            <text:p>19,100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$18,800</text:p>
          </table:table-cell>
          <table:table-cell table:formula="of:=MID([.B98]; 2; LEN([.B98])-1)" office:value-type="string" office:string-value="18,800" calcext:value-type="string">
            <text:p>18,80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$18,600</text:p>
          </table:table-cell>
          <table:table-cell table:formula="of:=MID([.B99]; 2; LEN([.B99])-1)" office:value-type="string" office:string-value="18,600" calcext:value-type="string">
            <text:p>18,600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$17,100</text:p>
          </table:table-cell>
          <table:table-cell table:formula="of:=MID([.B100]; 2; LEN([.B100])-1)" office:value-type="string" office:string-value="17,100" calcext:value-type="string">
            <text:p>17,100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$17,000</text:p>
          </table:table-cell>
          <table:table-cell table:formula="of:=MID([.B101]; 2; LEN([.B101])-1)" office:value-type="string" office:string-value="17,000" calcext:value-type="string">
            <text:p>17,000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$16,700</text:p>
          </table:table-cell>
          <table:table-cell table:formula="of:=MID([.B102]; 2; LEN([.B102])-1)" office:value-type="string" office:string-value="16,700" calcext:value-type="string">
            <text:p>16,700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$16,500</text:p>
          </table:table-cell>
          <table:table-cell table:formula="of:=MID([.B103]; 2; LEN([.B103])-1)" office:value-type="string" office:string-value="16,500" calcext:value-type="string">
            <text:p>16,50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$16,300</text:p>
          </table:table-cell>
          <table:table-cell table:formula="of:=MID([.B104]; 2; LEN([.B104])-1)" office:value-type="string" office:string-value="16,300" calcext:value-type="string">
            <text:p>16,300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$15,700</text:p>
          </table:table-cell>
          <table:table-cell table:formula="of:=MID([.B105]; 2; LEN([.B105])-1)" office:value-type="string" office:string-value="15,700" calcext:value-type="string">
            <text:p>15,70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$15,500</text:p>
          </table:table-cell>
          <table:table-cell table:formula="of:=MID([.B106]; 2; LEN([.B106])-1)" office:value-type="string" office:string-value="15,500" calcext:value-type="string">
            <text:p>15,500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$15,000</text:p>
          </table:table-cell>
          <table:table-cell table:formula="of:=MID([.B107]; 2; LEN([.B107])-1)" office:value-type="string" office:string-value="15,000" calcext:value-type="string">
            <text:p>15,000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$15,000</text:p>
          </table:table-cell>
          <table:table-cell table:formula="of:=MID([.B108]; 2; LEN([.B108])-1)" office:value-type="string" office:string-value="15,000" calcext:value-type="string">
            <text:p>15,000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$14,800</text:p>
          </table:table-cell>
          <table:table-cell table:formula="of:=MID([.B109]; 2; LEN([.B109])-1)" office:value-type="string" office:string-value="14,800" calcext:value-type="string">
            <text:p>14,80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$14,800</text:p>
          </table:table-cell>
          <table:table-cell table:formula="of:=MID([.B110]; 2; LEN([.B110])-1)" office:value-type="string" office:string-value="14,800" calcext:value-type="string">
            <text:p>14,800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$14,600</text:p>
          </table:table-cell>
          <table:table-cell table:formula="of:=MID([.B111]; 2; LEN([.B111])-1)" office:value-type="string" office:string-value="14,600" calcext:value-type="string">
            <text:p>14,60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$14,600</text:p>
          </table:table-cell>
          <table:table-cell table:formula="of:=MID([.B112]; 2; LEN([.B112])-1)" office:value-type="string" office:string-value="14,600" calcext:value-type="string">
            <text:p>14,60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$14,600</text:p>
          </table:table-cell>
          <table:table-cell table:formula="of:=MID([.B113]; 2; LEN([.B113])-1)" office:value-type="string" office:string-value="14,600" calcext:value-type="string">
            <text:p>14,600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$14,500</text:p>
          </table:table-cell>
          <table:table-cell table:formula="of:=MID([.B114]; 2; LEN([.B114])-1)" office:value-type="string" office:string-value="14,500" calcext:value-type="string">
            <text:p>14,50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$14,400</text:p>
          </table:table-cell>
          <table:table-cell table:formula="of:=MID([.B115]; 2; LEN([.B115])-1)" office:value-type="string" office:string-value="14,400" calcext:value-type="string">
            <text:p>14,40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$14,200</text:p>
          </table:table-cell>
          <table:table-cell table:formula="of:=MID([.B116]; 2; LEN([.B116])-1)" office:value-type="string" office:string-value="14,200" calcext:value-type="string">
            <text:p>14,200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$14,000</text:p>
          </table:table-cell>
          <table:table-cell table:formula="of:=MID([.B117]; 2; LEN([.B117])-1)" office:value-type="string" office:string-value="14,000" calcext:value-type="string">
            <text:p>14,000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$13,800</text:p>
          </table:table-cell>
          <table:table-cell table:formula="of:=MID([.B118]; 2; LEN([.B118])-1)" office:value-type="string" office:string-value="13,800" calcext:value-type="string">
            <text:p>13,800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$13,800</text:p>
          </table:table-cell>
          <table:table-cell table:formula="of:=MID([.B119]; 2; LEN([.B119])-1)" office:value-type="string" office:string-value="13,800" calcext:value-type="string">
            <text:p>13,800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$13,800</text:p>
          </table:table-cell>
          <table:table-cell table:formula="of:=MID([.B120]; 2; LEN([.B120])-1)" office:value-type="string" office:string-value="13,800" calcext:value-type="string">
            <text:p>13,800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$13,700</text:p>
          </table:table-cell>
          <table:table-cell table:formula="of:=MID([.B121]; 2; LEN([.B121])-1)" office:value-type="string" office:string-value="13,700" calcext:value-type="string">
            <text:p>13,700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$13,700</text:p>
          </table:table-cell>
          <table:table-cell table:formula="of:=MID([.B122]; 2; LEN([.B122])-1)" office:value-type="string" office:string-value="13,700" calcext:value-type="string">
            <text:p>13,700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$13,700</text:p>
          </table:table-cell>
          <table:table-cell table:formula="of:=MID([.B123]; 2; LEN([.B123])-1)" office:value-type="string" office:string-value="13,700" calcext:value-type="string">
            <text:p>13,700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$13,400</text:p>
          </table:table-cell>
          <table:table-cell table:formula="of:=MID([.B124]; 2; LEN([.B124])-1)" office:value-type="string" office:string-value="13,400" calcext:value-type="string">
            <text:p>13,40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$13,300</text:p>
          </table:table-cell>
          <table:table-cell table:formula="of:=MID([.B125]; 2; LEN([.B125])-1)" office:value-type="string" office:string-value="13,300" calcext:value-type="string">
            <text:p>13,300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$13,000</text:p>
          </table:table-cell>
          <table:table-cell table:formula="of:=MID([.B126]; 2; LEN([.B126])-1)" office:value-type="string" office:string-value="13,000" calcext:value-type="string">
            <text:p>13,00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$13,000</text:p>
          </table:table-cell>
          <table:table-cell table:formula="of:=MID([.B127]; 2; LEN([.B127])-1)" office:value-type="string" office:string-value="13,000" calcext:value-type="string">
            <text:p>13,00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$12,900</text:p>
          </table:table-cell>
          <table:table-cell table:formula="of:=MID([.B128]; 2; LEN([.B128])-1)" office:value-type="string" office:string-value="12,900" calcext:value-type="string">
            <text:p>12,90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$12,500</text:p>
          </table:table-cell>
          <table:table-cell table:formula="of:=MID([.B129]; 2; LEN([.B129])-1)" office:value-type="string" office:string-value="12,500" calcext:value-type="string">
            <text:p>12,50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$12,500</text:p>
          </table:table-cell>
          <table:table-cell table:formula="of:=MID([.B130]; 2; LEN([.B130])-1)" office:value-type="string" office:string-value="12,500" calcext:value-type="string">
            <text:p>12,50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$12,300</text:p>
          </table:table-cell>
          <table:table-cell table:formula="of:=MID([.B131]; 2; LEN([.B131])-1)" office:value-type="string" office:string-value="12,300" calcext:value-type="string">
            <text:p>12,300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$12,200</text:p>
          </table:table-cell>
          <table:table-cell table:formula="of:=MID([.B132]; 2; LEN([.B132])-1)" office:value-type="string" office:string-value="12,200" calcext:value-type="string">
            <text:p>12,200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$11,900</text:p>
          </table:table-cell>
          <table:table-cell table:formula="of:=MID([.B133]; 2; LEN([.B133])-1)" office:value-type="string" office:string-value="11,900" calcext:value-type="string">
            <text:p>11,900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$11,900</text:p>
          </table:table-cell>
          <table:table-cell table:formula="of:=MID([.B134]; 2; LEN([.B134])-1)" office:value-type="string" office:string-value="11,900" calcext:value-type="string">
            <text:p>11,900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$11,900</text:p>
          </table:table-cell>
          <table:table-cell table:formula="of:=MID([.B135]; 2; LEN([.B135])-1)" office:value-type="string" office:string-value="11,900" calcext:value-type="string">
            <text:p>11,900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$11,700</text:p>
          </table:table-cell>
          <table:table-cell table:formula="of:=MID([.B136]; 2; LEN([.B136])-1)" office:value-type="string" office:string-value="11,700" calcext:value-type="string">
            <text:p>11,700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$11,600</text:p>
          </table:table-cell>
          <table:table-cell table:formula="of:=MID([.B137]; 2; LEN([.B137])-1)" office:value-type="string" office:string-value="11,600" calcext:value-type="string">
            <text:p>11,600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$11,200</text:p>
          </table:table-cell>
          <table:table-cell table:formula="of:=MID([.B138]; 2; LEN([.B138])-1)" office:value-type="string" office:string-value="11,200" calcext:value-type="string">
            <text:p>11,200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$11,000</text:p>
          </table:table-cell>
          <table:table-cell table:formula="of:=MID([.B139]; 2; LEN([.B139])-1)" office:value-type="string" office:string-value="11,000" calcext:value-type="string">
            <text:p>11,000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$10,900</text:p>
          </table:table-cell>
          <table:table-cell table:formula="of:=MID([.B140]; 2; LEN([.B140])-1)" office:value-type="string" office:string-value="10,900" calcext:value-type="string">
            <text:p>10,900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$10,900</text:p>
          </table:table-cell>
          <table:table-cell table:formula="of:=MID([.B141]; 2; LEN([.B141])-1)" office:value-type="string" office:string-value="10,900" calcext:value-type="string">
            <text:p>10,900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$10,700</text:p>
          </table:table-cell>
          <table:table-cell table:formula="of:=MID([.B142]; 2; LEN([.B142])-1)" office:value-type="string" office:string-value="10,700" calcext:value-type="string">
            <text:p>10,700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$10,600</text:p>
          </table:table-cell>
          <table:table-cell table:formula="of:=MID([.B143]; 2; LEN([.B143])-1)" office:value-type="string" office:string-value="10,600" calcext:value-type="string">
            <text:p>10,600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$10,400</text:p>
          </table:table-cell>
          <table:table-cell table:formula="of:=MID([.B144]; 2; LEN([.B144])-1)" office:value-type="string" office:string-value="10,400" calcext:value-type="string">
            <text:p>10,400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$10,400</text:p>
          </table:table-cell>
          <table:table-cell table:formula="of:=MID([.B145]; 2; LEN([.B145])-1)" office:value-type="string" office:string-value="10,400" calcext:value-type="string">
            <text:p>10,400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$9,600</text:p>
          </table:table-cell>
          <table:table-cell table:formula="of:=MID([.B146]; 2; LEN([.B146])-1)" office:value-type="string" office:string-value="9,600" calcext:value-type="string">
            <text:p>9,60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$9,200</text:p>
          </table:table-cell>
          <table:table-cell table:formula="of:=MID([.B147]; 2; LEN([.B147])-1)" office:value-type="string" office:string-value="9,200" calcext:value-type="string">
            <text:p>9,200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$9,100</text:p>
          </table:table-cell>
          <table:table-cell table:formula="of:=MID([.B148]; 2; LEN([.B148])-1)" office:value-type="string" office:string-value="9,100" calcext:value-type="string">
            <text:p>9,100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$9,100</text:p>
          </table:table-cell>
          <table:table-cell table:formula="of:=MID([.B149]; 2; LEN([.B149])-1)" office:value-type="string" office:string-value="9,100" calcext:value-type="string">
            <text:p>9,100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$9,000</text:p>
          </table:table-cell>
          <table:table-cell table:formula="of:=MID([.B150]; 2; LEN([.B150])-1)" office:value-type="string" office:string-value="9,000" calcext:value-type="string">
            <text:p>9,000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string" calcext:value-type="string">
            <text:p>$8,900</text:p>
          </table:table-cell>
          <table:table-cell table:formula="of:=MID([.B151]; 2; LEN([.B151])-1)" office:value-type="string" office:string-value="8,900" calcext:value-type="string">
            <text:p>8,900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$8,900</text:p>
          </table:table-cell>
          <table:table-cell table:formula="of:=MID([.B152]; 2; LEN([.B152])-1)" office:value-type="string" office:string-value="8,900" calcext:value-type="string">
            <text:p>8,900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$8,800</text:p>
          </table:table-cell>
          <table:table-cell table:formula="of:=MID([.B153]; 2; LEN([.B153])-1)" office:value-type="string" office:string-value="8,800" calcext:value-type="string">
            <text:p>8,80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$8,100</text:p>
          </table:table-cell>
          <table:table-cell table:formula="of:=MID([.B154]; 2; LEN([.B154])-1)" office:value-type="string" office:string-value="8,100" calcext:value-type="string">
            <text:p>8,100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$8,100</text:p>
          </table:table-cell>
          <table:table-cell table:formula="of:=MID([.B155]; 2; LEN([.B155])-1)" office:value-type="string" office:string-value="8,100" calcext:value-type="string">
            <text:p>8,10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$8,100</text:p>
          </table:table-cell>
          <table:table-cell table:formula="of:=MID([.B156]; 2; LEN([.B156])-1)" office:value-type="string" office:string-value="8,100" calcext:value-type="string">
            <text:p>8,100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$7,800</text:p>
          </table:table-cell>
          <table:table-cell table:formula="of:=MID([.B157]; 2; LEN([.B157])-1)" office:value-type="string" office:string-value="7,800" calcext:value-type="string">
            <text:p>7,800</text:p>
          </table:table-cell>
        </table:table-row>
        <table:table-row table:style-name="ro1">
          <table:table-cell office:value-type="string" calcext:value-type="string">
            <text:p>Saint Helena, Ascension, and Tristan da Cunha</text:p>
          </table:table-cell>
          <table:table-cell office:value-type="string" calcext:value-type="string">
            <text:p>$7,800</text:p>
          </table:table-cell>
          <table:table-cell table:formula="of:=MID([.B158]; 2; LEN([.B158])-1)" office:value-type="string" office:string-value="7,800" calcext:value-type="string">
            <text:p>7,8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$7,700</text:p>
          </table:table-cell>
          <table:table-cell table:formula="of:=MID([.B159]; 2; LEN([.B159])-1)" office:value-type="string" office:string-value="7,700" calcext:value-type="string">
            <text:p>7,70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$6,600</text:p>
          </table:table-cell>
          <table:table-cell table:formula="of:=MID([.B160]; 2; LEN([.B160])-1)" office:value-type="string" office:string-value="6,600" calcext:value-type="string">
            <text:p>6,600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$6,100</text:p>
          </table:table-cell>
          <table:table-cell table:formula="of:=MID([.B161]; 2; LEN([.B161])-1)" office:value-type="string" office:string-value="6,100" calcext:value-type="string">
            <text:p>6,100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$6,100</text:p>
          </table:table-cell>
          <table:table-cell table:formula="of:=MID([.B162]; 2; LEN([.B162])-1)" office:value-type="string" office:string-value="6,100" calcext:value-type="string">
            <text:p>6,100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$6,000</text:p>
          </table:table-cell>
          <table:table-cell table:formula="of:=MID([.B163]; 2; LEN([.B163])-1)" office:value-type="string" office:string-value="6,000" calcext:value-type="string">
            <text:p>6,00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$5,900</text:p>
          </table:table-cell>
          <table:table-cell table:formula="of:=MID([.B164]; 2; LEN([.B164])-1)" office:value-type="string" office:string-value="5,900" calcext:value-type="string">
            <text:p>5,900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$5,900</text:p>
          </table:table-cell>
          <table:table-cell table:formula="of:=MID([.B165]; 2; LEN([.B165])-1)" office:value-type="string" office:string-value="5,900" calcext:value-type="string">
            <text:p>5,900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$5,800</text:p>
          </table:table-cell>
          <table:table-cell table:formula="of:=MID([.B166]; 2; LEN([.B166])-1)" office:value-type="string" office:string-value="5,800" calcext:value-type="string">
            <text:p>5,80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$5,600</text:p>
          </table:table-cell>
          <table:table-cell table:formula="of:=MID([.B167]; 2; LEN([.B167])-1)" office:value-type="string" office:string-value="5,600" calcext:value-type="string">
            <text:p>5,600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$5,600</text:p>
          </table:table-cell>
          <table:table-cell table:formula="of:=MID([.B168]; 2; LEN([.B168])-1)" office:value-type="string" office:string-value="5,600" calcext:value-type="string">
            <text:p>5,600</text:p>
          </table:table-cell>
        </table:table-row>
        <table:table-row table:style-name="ro1">
          <table:table-cell office:value-type="string" calcext:value-type="string">
            <text:p>Gaza Strip</text:p>
          </table:table-cell>
          <table:table-cell office:value-type="string" calcext:value-type="string">
            <text:p>$5,600</text:p>
          </table:table-cell>
          <table:table-cell table:formula="of:=MID([.B169]; 2; LEN([.B169])-1)" office:value-type="string" office:string-value="5,600" calcext:value-type="string">
            <text:p>5,600</text:p>
          </table:table-cell>
        </table:table-row>
        <table:table-row table:style-name="ro1">
          <table:table-cell office:value-type="string" calcext:value-type="string">
            <text:p>West Bank</text:p>
          </table:table-cell>
          <table:table-cell office:value-type="string" calcext:value-type="string">
            <text:p>$5,600</text:p>
          </table:table-cell>
          <table:table-cell table:formula="of:=MID([.B170]; 2; LEN([.B170])-1)" office:value-type="string" office:string-value="5,600" calcext:value-type="string">
            <text:p>5,600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$5,500</text:p>
          </table:table-cell>
          <table:table-cell table:formula="of:=MID([.B171]; 2; LEN([.B171])-1)" office:value-type="string" office:string-value="5,500" calcext:value-type="string">
            <text:p>5,50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$5,400</text:p>
          </table:table-cell>
          <table:table-cell table:formula="of:=MID([.B172]; 2; LEN([.B172])-1)" office:value-type="string" office:string-value="5,400" calcext:value-type="string">
            <text:p>5,400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$5,300</text:p>
          </table:table-cell>
          <table:table-cell table:formula="of:=MID([.B173]; 2; LEN([.B173])-1)" office:value-type="string" office:string-value="5,300" calcext:value-type="string">
            <text:p>5,300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$5,300</text:p>
          </table:table-cell>
          <table:table-cell table:formula="of:=MID([.B174]; 2; LEN([.B174])-1)" office:value-type="string" office:string-value="5,300" calcext:value-type="string">
            <text:p>5,30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$5,200</text:p>
          </table:table-cell>
          <table:table-cell table:formula="of:=MID([.B175]; 2; LEN([.B175])-1)" office:value-type="string" office:string-value="5,200" calcext:value-type="string">
            <text:p>5,200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$5,000</text:p>
          </table:table-cell>
          <table:table-cell table:formula="of:=MID([.B176]; 2; LEN([.B176])-1)" office:value-type="string" office:string-value="5,000" calcext:value-type="string">
            <text:p>5,00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$4,900</text:p>
          </table:table-cell>
          <table:table-cell table:formula="of:=MID([.B177]; 2; LEN([.B177])-1)" office:value-type="string" office:string-value="4,900" calcext:value-type="string">
            <text:p>4,900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$4,900</text:p>
          </table:table-cell>
          <table:table-cell table:formula="of:=MID([.B178]; 2; LEN([.B178])-1)" office:value-type="string" office:string-value="4,900" calcext:value-type="string">
            <text:p>4,90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$4,900</text:p>
          </table:table-cell>
          <table:table-cell table:formula="of:=MID([.B179]; 2; LEN([.B179])-1)" office:value-type="string" office:string-value="4,900" calcext:value-type="string">
            <text:p>4,900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$4,800</text:p>
          </table:table-cell>
          <table:table-cell table:formula="of:=MID([.B180]; 2; LEN([.B180])-1)" office:value-type="string" office:string-value="4,800" calcext:value-type="string">
            <text:p>4,800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$4,700</text:p>
          </table:table-cell>
          <table:table-cell table:formula="of:=MID([.B181]; 2; LEN([.B181])-1)" office:value-type="string" office:string-value="4,700" calcext:value-type="string">
            <text:p>4,700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$4,400</text:p>
          </table:table-cell>
          <table:table-cell table:formula="of:=MID([.B182]; 2; LEN([.B182])-1)" office:value-type="string" office:string-value="4,400" calcext:value-type="string">
            <text:p>4,400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$4,100</text:p>
          </table:table-cell>
          <table:table-cell table:formula="of:=MID([.B183]; 2; LEN([.B183])-1)" office:value-type="string" office:string-value="4,100" calcext:value-type="string">
            <text:p>4,100</text:p>
          </table:table-cell>
        </table:table-row>
        <table:table-row table:style-name="ro1">
          <table:table-cell office:value-type="string" calcext:value-type="string">
            <text:p>Burma</text:p>
          </table:table-cell>
          <table:table-cell office:value-type="string" calcext:value-type="string">
            <text:p>$4,000</text:p>
          </table:table-cell>
          <table:table-cell table:formula="of:=MID([.B184]; 2; LEN([.B184])-1)" office:value-type="string" office:string-value="4,000" calcext:value-type="string">
            <text:p>4,000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$3,900</text:p>
          </table:table-cell>
          <table:table-cell table:formula="of:=MID([.B185]; 2; LEN([.B185])-1)" office:value-type="string" office:string-value="3,900" calcext:value-type="string">
            <text:p>3,900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$3,800</text:p>
          </table:table-cell>
          <table:table-cell table:formula="of:=MID([.B186]; 2; LEN([.B186])-1)" office:value-type="string" office:string-value="3,800" calcext:value-type="string">
            <text:p>3,80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$3,800</text:p>
          </table:table-cell>
          <table:table-cell table:formula="of:=MID([.B187]; 2; LEN([.B187])-1)" office:value-type="string" office:string-value="3,800" calcext:value-type="string">
            <text:p>3,80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$3,700</text:p>
          </table:table-cell>
          <table:table-cell table:formula="of:=MID([.B188]; 2; LEN([.B188])-1)" office:value-type="string" office:string-value="3,700" calcext:value-type="string">
            <text:p>3,700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$3,700</text:p>
          </table:table-cell>
          <table:table-cell table:formula="of:=MID([.B189]; 2; LEN([.B189])-1)" office:value-type="string" office:string-value="3,700" calcext:value-type="string">
            <text:p>3,700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$3,700</text:p>
          </table:table-cell>
          <table:table-cell table:formula="of:=MID([.B190]; 2; LEN([.B190])-1)" office:value-type="string" office:string-value="3,700" calcext:value-type="string">
            <text:p>3,700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$3,500</text:p>
          </table:table-cell>
          <table:table-cell table:formula="of:=MID([.B191]; 2; LEN([.B191])-1)" office:value-type="string" office:string-value="3,500" calcext:value-type="string">
            <text:p>3,500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$3,300</text:p>
          </table:table-cell>
          <table:table-cell table:formula="of:=MID([.B192]; 2; LEN([.B192])-1)" office:value-type="string" office:string-value="3,300" calcext:value-type="string">
            <text:p>3,300</text:p>
          </table:table-cell>
        </table:table-row>
        <table:table-row table:style-name="ro1">
          <table:table-cell office:value-type="string" calcext:value-type="string">
            <text:p>Micronesia, Federated States of</text:p>
          </table:table-cell>
          <table:table-cell office:value-type="string" calcext:value-type="string">
            <text:p>$3,300</text:p>
          </table:table-cell>
          <table:table-cell table:formula="of:=MID([.B193]; 2; LEN([.B193])-1)" office:value-type="string" office:string-value="3,300" calcext:value-type="string">
            <text:p>3,300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$3,200</text:p>
          </table:table-cell>
          <table:table-cell table:formula="of:=MID([.B194]; 2; LEN([.B194])-1)" office:value-type="string" office:string-value="3,200" calcext:value-type="string">
            <text:p>3,200</text:p>
          </table:table-cell>
        </table:table-row>
        <table:table-row table:style-name="ro1">
          <table:table-cell office:value-type="string" calcext:value-type="string">
            <text:p>Congo, Republic of the</text:p>
          </table:table-cell>
          <table:table-cell office:value-type="string" calcext:value-type="string">
            <text:p>$3,200</text:p>
          </table:table-cell>
          <table:table-cell table:formula="of:=MID([.B195]; 2; LEN([.B195])-1)" office:value-type="string" office:string-value="3,200" calcext:value-type="string">
            <text:p>3,200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$3,200</text:p>
          </table:table-cell>
          <table:table-cell table:formula="of:=MID([.B196]; 2; LEN([.B196])-1)" office:value-type="string" office:string-value="3,200" calcext:value-type="string">
            <text:p>3,200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$2,900</text:p>
          </table:table-cell>
          <table:table-cell table:formula="of:=MID([.B197]; 2; LEN([.B197])-1)" office:value-type="string" office:string-value="2,900" calcext:value-type="string">
            <text:p>2,900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$2,900</text:p>
          </table:table-cell>
          <table:table-cell table:formula="of:=MID([.B198]; 2; LEN([.B198])-1)" office:value-type="string" office:string-value="2,900" calcext:value-type="string">
            <text:p>2,900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$2,800</text:p>
          </table:table-cell>
          <table:table-cell table:formula="of:=MID([.B199]; 2; LEN([.B199])-1)" office:value-type="string" office:string-value="2,800" calcext:value-type="string">
            <text:p>2,80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$2,600</text:p>
          </table:table-cell>
          <table:table-cell table:formula="of:=MID([.B200]; 2; LEN([.B200])-1)" office:value-type="string" office:string-value="2,600" calcext:value-type="string">
            <text:p>2,600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$2,600</text:p>
          </table:table-cell>
          <table:table-cell table:formula="of:=MID([.B201]; 2; LEN([.B201])-1)" office:value-type="string" office:string-value="2,600" calcext:value-type="string">
            <text:p>2,600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$2,500</text:p>
          </table:table-cell>
          <table:table-cell table:formula="of:=MID([.B202]; 2; LEN([.B202])-1)" office:value-type="string" office:string-value="2,500" calcext:value-type="string">
            <text:p>2,500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$2,400</text:p>
          </table:table-cell>
          <table:table-cell table:formula="of:=MID([.B203]; 2; LEN([.B203])-1)" office:value-type="string" office:string-value="2,400" calcext:value-type="string">
            <text:p>2,400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$2,300</text:p>
          </table:table-cell>
          <table:table-cell table:formula="of:=MID([.B204]; 2; LEN([.B204])-1)" office:value-type="string" office:string-value="2,300" calcext:value-type="string">
            <text:p>2,300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$2,300</text:p>
          </table:table-cell>
          <table:table-cell table:formula="of:=MID([.B205]; 2; LEN([.B205])-1)" office:value-type="string" office:string-value="2,300" calcext:value-type="string">
            <text:p>2,300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$2,200</text:p>
          </table:table-cell>
          <table:table-cell table:formula="of:=MID([.B206]; 2; LEN([.B206])-1)" office:value-type="string" office:string-value="2,200" calcext:value-type="string">
            <text:p>2,200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$2,200</text:p>
          </table:table-cell>
          <table:table-cell table:formula="of:=MID([.B207]; 2; LEN([.B207])-1)" office:value-type="string" office:string-value="2,200" calcext:value-type="string">
            <text:p>2,20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$2,200</text:p>
          </table:table-cell>
          <table:table-cell table:formula="of:=MID([.B208]; 2; LEN([.B208])-1)" office:value-type="string" office:string-value="2,200" calcext:value-type="string">
            <text:p>2,200</text:p>
          </table:table-cell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string" calcext:value-type="string">
            <text:p>$2,100</text:p>
          </table:table-cell>
          <table:table-cell table:formula="of:=MID([.B209]; 2; LEN([.B209])-1)" office:value-type="string" office:string-value="2,100" calcext:value-type="string">
            <text:p>2,10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$2,100</text:p>
          </table:table-cell>
          <table:table-cell table:formula="of:=MID([.B210]; 2; LEN([.B210])-1)" office:value-type="string" office:string-value="2,100" calcext:value-type="string">
            <text:p>2,100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$2,100</text:p>
          </table:table-cell>
          <table:table-cell table:formula="of:=MID([.B211]; 2; LEN([.B211])-1)" office:value-type="string" office:string-value="2,100" calcext:value-type="string">
            <text:p>2,100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$2,100</text:p>
          </table:table-cell>
          <table:table-cell table:formula="of:=MID([.B212]; 2; LEN([.B212])-1)" office:value-type="string" office:string-value="2,100" calcext:value-type="string">
            <text:p>2,100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$1,900</text:p>
          </table:table-cell>
          <table:table-cell table:formula="of:=MID([.B213]; 2; LEN([.B213])-1)" office:value-type="string" office:string-value="1,900" calcext:value-type="string">
            <text:p>1,900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$1,800</text:p>
          </table:table-cell>
          <table:table-cell table:formula="of:=MID([.B214]; 2; LEN([.B214])-1)" office:value-type="string" office:string-value="1,800" calcext:value-type="string">
            <text:p>1,800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string" calcext:value-type="string">
            <text:p>$1,700</text:p>
          </table:table-cell>
          <table:table-cell table:formula="of:=MID([.B215]; 2; LEN([.B215])-1)" office:value-type="string" office:string-value="1,700" calcext:value-type="string">
            <text:p>1,700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$1,600</text:p>
          </table:table-cell>
          <table:table-cell table:formula="of:=MID([.B216]; 2; LEN([.B216])-1)" office:value-type="string" office:string-value="1,600" calcext:value-type="string">
            <text:p>1,600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$1,600</text:p>
          </table:table-cell>
          <table:table-cell table:formula="of:=MID([.B217]; 2; LEN([.B217])-1)" office:value-type="string" office:string-value="1,600" calcext:value-type="string">
            <text:p>1,60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$1,600</text:p>
          </table:table-cell>
          <table:table-cell table:formula="of:=MID([.B218]; 2; LEN([.B218])-1)" office:value-type="string" office:string-value="1,600" calcext:value-type="string">
            <text:p>1,600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$1,500</text:p>
          </table:table-cell>
          <table:table-cell table:formula="of:=MID([.B219]; 2; LEN([.B219])-1)" office:value-type="string" office:string-value="1,500" calcext:value-type="string">
            <text:p>1,500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$1,500</text:p>
          </table:table-cell>
          <table:table-cell table:formula="of:=MID([.B220]; 2; LEN([.B220])-1)" office:value-type="string" office:string-value="1,500" calcext:value-type="string">
            <text:p>1,5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$1,500</text:p>
          </table:table-cell>
          <table:table-cell table:formula="of:=MID([.B221]; 2; LEN([.B221])-1)" office:value-type="string" office:string-value="1,500" calcext:value-type="string">
            <text:p>1,500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$1,400</text:p>
          </table:table-cell>
          <table:table-cell table:formula="of:=MID([.B222]; 2; LEN([.B222])-1)" office:value-type="string" office:string-value="1,400" calcext:value-type="string">
            <text:p>1,400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$1,400</text:p>
          </table:table-cell>
          <table:table-cell table:formula="of:=MID([.B223]; 2; LEN([.B223])-1)" office:value-type="string" office:string-value="1,400" calcext:value-type="string">
            <text:p>1,400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$1,200</text:p>
          </table:table-cell>
          <table:table-cell table:formula="of:=MID([.B224]; 2; LEN([.B224])-1)" office:value-type="string" office:string-value="1,200" calcext:value-type="string">
            <text:p>1,200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$1,200</text:p>
          </table:table-cell>
          <table:table-cell table:formula="of:=MID([.B225]; 2; LEN([.B225])-1)" office:value-type="string" office:string-value="1,200" calcext:value-type="string">
            <text:p>1,200</text:p>
          </table:table-cell>
        </table:table-row>
        <table:table-row table:style-name="ro1">
          <table:table-cell office:value-type="string" calcext:value-type="string">
            <text:p>Congo, Democratic Republic of the</text:p>
          </table:table-cell>
          <table:table-cell office:value-type="string" calcext:value-type="string">
            <text:p>$1,100</text:p>
          </table:table-cell>
          <table:table-cell table:formula="of:=MID([.B226]; 2; LEN([.B226])-1)" office:value-type="string" office:string-value="1,100" calcext:value-type="string">
            <text:p>1,10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$1,100</text:p>
          </table:table-cell>
          <table:table-cell table:formula="of:=MID([.B227]; 2; LEN([.B227])-1)" office:value-type="string" office:string-value="1,100" calcext:value-type="string">
            <text:p>1,100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$1,000</text:p>
          </table:table-cell>
          <table:table-cell table:formula="of:=MID([.B228]; 2; LEN([.B228])-1)" office:value-type="string" office:string-value="1,000" calcext:value-type="string">
            <text:p>1,000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$800</text:p>
          </table:table-cell>
          <table:table-cell table:formula="of:=MID([.B229]; 2; LEN([.B229])-1)" office:value-type="string" office:string-value="800" calcext:value-type="string">
            <text:p>800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$700</text:p>
          </table:table-cell>
          <table:table-cell table:formula="of:=MID([.B230]; 2; LEN([.B230])-1)" office:value-type="string" office:string-value="700" calcext:value-type="string">
            <text:p>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3:51:53.185000000</meta:creation-date>
    <dc:date>2023-07-20T13:52:57.106000000</dc:date>
    <meta:editing-duration>PT1M4S</meta:editing-duration>
    <meta:editing-cycles>1</meta:editing-cycles>
    <meta:document-statistic meta:table-count="1" meta:cell-count="688" meta:object-count="0"/>
    <meta:generator>LibreOffice/6.2.4.2$Windows_X86_64 LibreOffice_project/2412653d852ce75f65fbfa83fb7e7b669a126d64</meta:generator>
  </office:meta>
</office:document-meta>
</file>